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4.534cm" fo:min-width="4.278cm"/>
    </style:style>
    <style:style style:name="gr2" style:family="graphic" style:parent-style-name="standard">
      <style:graphic-properties svg:stroke-color="#0000ff" draw:fill-color="#0000ff" draw:textarea-horizontal-align="justify" draw:textarea-vertical-align="middle" draw:auto-grow-height="false" fo:min-height="1.351cm" fo:min-width="1.895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4cm" fo:min-width="1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3cm" fo:min-width="1.0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2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2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6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511cm"/>
    </style:style>
    <style:style style:name="P1" style:family="paragraph">
      <loext:graphic-properties draw:fill-color="#ff0000"/>
      <style:paragraph-properties fo:text-align="center"/>
      <style:text-properties fo:color="#ffffff" fo:font-size="40pt" style:font-size-asian="40pt" style:font-size-complex="40pt"/>
    </style:style>
    <style:style style:name="P2" style:family="paragraph">
      <loext:graphic-properties draw:fill-color="#0000ff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78cm" svg:height="4.784cm" draw:transform="rotate (1.5707963267949) translate (13.087cm 14.1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789cm" svg:height="4.802cm" draw:transform="rotate (1.5707963267949) translate (2.882cm 9.824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3.079cm" svg:y1="12.975cm" svg:x2="5.055cm" svg:y2="13.095cm">
          <text:p/>
        </draw:line>
        <draw:line draw:style-name="gr4" draw:text-style-name="P3" draw:layer="layout" svg:x1="13.047cm" svg:y1="10.465cm" svg:x2="9.597cm" svg:y2="10.465cm">
          <text:p/>
        </draw:line>
        <draw:line draw:style-name="gr4" draw:text-style-name="P3" draw:layer="layout" svg:x1="9.581cm" svg:y1="10.513cm" svg:x2="9.581cm" svg:y2="7.454cm">
          <text:p/>
        </draw:line>
        <draw:line draw:style-name="gr4" draw:text-style-name="P3" draw:layer="layout" svg:x1="9.597cm" svg:y1="7.477cm" svg:x2="7.681cm" svg:y2="7.477cm">
          <text:p/>
        </draw:line>
        <draw:line draw:style-name="gr3" draw:text-style-name="P3" draw:layer="layout" svg:x1="17.838cm" svg:y1="11.78cm" svg:x2="18.989cm" svg:y2="11.78cm">
          <text:p/>
        </draw:line>
        <draw:line draw:style-name="gr4" draw:text-style-name="P3" draw:layer="layout" svg:x1="2.986cm" svg:y1="7.406cm" svg:x2="1.885cm" svg:y2="7.406cm">
          <text:p/>
        </draw:line>
        <draw:line draw:style-name="gr4" draw:text-style-name="P3" draw:layer="layout" svg:x1="4.903cm" svg:y1="3.772cm" svg:x2="4.903cm" svg:y2="6.401cm">
          <text:p/>
        </draw:line>
        <draw:frame draw:style-name="gr5" draw:text-style-name="P4" draw:layer="layout" svg:width="1.503cm" svg:height="1.822cm" svg:x="5.315cm" svg:y="6.599cm">
          <draw:text-box>
            <text:p><text:span text:style-name="T1">G</text:span></text:p>
          </draw:text-box>
        </draw:frame>
        <draw:frame draw:style-name="gr6" draw:text-style-name="P4" draw:layer="layout" svg:width="1.432cm" svg:height="1.822cm" svg:x="13.991cm" svg:y="10.925cm">
          <draw:text-box>
            <text:p><text:span text:style-name="T1">D</text:span></text:p>
          </draw:text-box>
        </draw:frame>
        <draw:frame draw:style-name="gr7" draw:text-style-name="P6" draw:layer="layout" svg:width="3.439cm" svg:height="1.657cm" svg:x="3.195cm" svg:y="2.716cm">
          <draw:text-box>
            <text:p text:style-name="P5">heart rate</text:p>
          </draw:text-box>
        </draw:frame>
        <draw:frame draw:style-name="gr8" draw:text-style-name="P6" draw:layer="layout" svg:width="1.898cm" svg:height="1.657cm" svg:x="4.218cm" svg:y="12.049cm">
          <draw:text-box>
            <text:p text:style-name="P5">data</text:p>
          </draw:text-box>
        </draw:frame>
        <draw:frame draw:style-name="gr9" draw:text-style-name="P7" draw:layer="layout" svg:width="2.528cm" svg:height="1.657cm" svg:x="17.837cm" svg:y="10.779cm">
          <draw:text-box>
            <text:p>0 or 1</text:p>
          </draw:text-box>
        </draw:frame>
        <draw:frame draw:style-name="gr10" draw:text-style-name="P6" draw:layer="layout" svg:width="2.414cm" svg:height="1.657cm" svg:x="1.226cm" svg:y="6.339cm">
          <draw:text-box>
            <text:p text:style-name="P5">noi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0:44:09.443691897</meta:creation-date>
    <dc:date>2019-09-17T10:59:55.345689483</dc:date>
    <meta:editing-duration>PT15M47S</meta:editing-duration>
    <meta:editing-cycles>5</meta:editing-cycles>
    <meta:generator>LibreOffice/5.3.6.1$Linux_X86_64 LibreOffice_project/30$Build-1</meta:generator>
    <meta:document-statistic meta:object-count="15"/>
  </office:meta>
</office:document-meta>
</file>